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a" table:style-name="ta1">
        <table:shapes>
          <draw:frame draw:z-index="0" draw:style-name="gr1" draw:text-style-name="P1" svg:width="6.2988in" svg:height="3.5429in" svg:x="1.6in" svg:y="41.9949in">
            <draw:object draw:notify-on-update-of-ranges="histograma.B2:histograma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cion</text:p>
          </table:table-cell>
          <table:table-cell office:value-type="string" calcext:value-type="string">
            <text:p><text:s/>histogras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52" calcext:value-type="float">
            <text:p>25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630" calcext:value-type="float">
            <text:p>176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317" calcext:value-type="float">
            <text:p>15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88" calcext:value-type="float">
            <text:p>140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034" calcext:value-type="float">
            <text:p>180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279" calcext:value-type="float">
            <text:p>1327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75" calcext:value-type="float">
            <text:p>97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644" calcext:value-type="float">
            <text:p>106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166" calcext:value-type="float">
            <text:p>151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765" calcext:value-type="float">
            <text:p>77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849" calcext:value-type="float">
            <text:p>138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801" calcext:value-type="float">
            <text:p>118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954" calcext:value-type="float">
            <text:p>795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132" calcext:value-type="float">
            <text:p>1413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3489" calcext:value-type="float">
            <text:p>33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19:11:27.737343574</dc:date>
    <meta:editing-duration>PT29S</meta:editing-duration>
    <meta:editing-cycles>1</meta:editing-cycles>
    <meta:document-statistic meta:table-count="1" meta:cell-count="514" meta:object-count="1"/>
    <meta:generator>LibreOffice/7.4.2.3$Linux_X86_64 LibreOffice_project/4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histograma.B2:histograma.B257" svg:x="0.32cm" svg:y="0.18cm" svg:width="13.097cm" svg:height="8.64cm">
          <chart:coordinate-region svg:x="1.497cm" svg:y="0.379cm" svg:width="11.9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istograma.B2:histograma.B257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52">
                <text:p>25952</text:p>
                <draw:g>
                  <svg:desc>histograma.B2:histograma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18">
                <text:p>2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30">
                <text:p>176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317">
                <text:p>15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88">
                <text:p>14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279">
                <text:p>132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775">
                <text:p>97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644">
                <text:p>106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66">
                <text:p>151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65">
                <text:p>7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15">
                <text:p>1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01">
                <text:p>118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54">
                <text:p>79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132">
                <text:p>141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549">
                <text:p>65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489">
                <text:p>33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